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empreendedorismo no ramo de venda de equipamentos de motocross é uma área em constante crescimento e evolução. Com a popularização desse esporte, a demanda por equipamentos de alta qualidade tem aumentado significativamente. Os empreendedores que optam por ingressar nesse mercado têm a oportunidade de atender a essa crescente demanda, proporcionando aos amantes do motocross uma ampla gama de produtos e acessórios essenciais para sua segurança e desempenho nas trilhas e pistas.</text:p>
      <text:p text:style-name="P1">Para se destacar nesse competitivo setor, é fundamental que os empreendedores se mantenham atualizados com as últimas tendências e inovações em equipamentos de motocross, garantindo que ofereçam produtos de alta qualidade e desempenho aos seus clientes. Além disso, investir em um atendimento ao cliente excepcional e construir relacionamentos sólidos com fabricantes e fornecedores de renome pode ser a chave para o sucesso nesse ramo. A paixão pelo motocross e o conhecimento profundo do esporte são ativos valiosos para qualquer empreendedor que deseja prosperar nesse setor emocionante e em constante evoluç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6:11:22.927192026</meta:creation-date>
    <dc:date>2023-10-10T16:17:49.369221148</dc:date>
    <meta:editing-duration>PT6M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62" meta:character-count="1097" meta:non-whitespace-character-count="937"/>
  </office:meta>
</office:document-meta>
</file>